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7cm" fo:min-width="0cm" draw:shadow="hidden"/>
    </style:style>
    <style:style style:name="gr3" style:family="graphic" style:parent-style-name="standard">
      <style:graphic-properties draw:marker-start="Arrow" draw:marker-end="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9pt" style:font-size-asian="9pt" style:font-size-complex="9pt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style:font-name="Tw Cen MT" fo:font-size="8pt" style:font-size-asian="8pt" style:font-size-complex="8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name="Tw Cen MT" fo:font-size="8pt" style:font-size-asian="8pt" style:font-size-complex="8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cm" svg:height="2.1cm" svg:x="8.2cm" svg:y="2.6cm">
          <text:p text:style-name="P1"><text:span text:style-name="T1">Half-duplex</text:span></text:p>
          <text:p text:style-name="P1"><text:span text:style-name="T1">U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cm" svg:height="0.565cm" svg:x="5.2cm" svg:y="2.735cm">
          <draw:text-box>
            <text:p text:style-name="P2"><text:span text:style-name="T2">uart_tx_buffered_if</text:span></text:p>
          </draw:text-box>
        </draw:frame>
        <draw:connector draw:style-name="gr3" draw:text-style-name="P4" draw:layer="layout" svg:x1="8.493cm" svg:y1="4.393cm" svg:x2="4.707cm" svg:y2="4.393cm" draw:start-shape="id1" draw:start-glue-point="7" draw:end-shape="id2" draw:end-glue-point="9" svg:d="M8493 4393h-3786" svg:viewBox="0 0 3787 1">
          <text:p/>
        </draw:connector>
        <draw:frame draw:style-name="gr2" draw:text-style-name="P3" draw:layer="layout" svg:width="3.6cm" svg:height="0.565cm" svg:x="4.7cm" svg:y="4.398cm">
          <draw:text-box>
            <text:p text:style-name="P2"><text:span text:style-name="T2">uart_config_if (optional)</text:span></text:p>
          </draw:text-box>
        </draw:frame>
        <draw:line draw:style-name="gr4" draw:text-style-name="P4" draw:layer="layout" svg:x1="5cm" svg:y1="3.7cm" svg:x2="8.2cm" svg:y2="3.7cm">
          <text:p/>
        </draw:line>
        <draw:line draw:style-name="gr4" draw:text-style-name="P4" draw:layer="layout" svg:x1="4.9cm" svg:y1="3.235cm" svg:x2="8.3cm" svg:y2="3.235cm">
          <text:p/>
        </draw:line>
        <draw:line draw:style-name="gr4" draw:text-style-name="P4" draw:layer="layout" svg:x1="4.6cm" svg:y1="2.8cm" svg:x2="8.6cm" svg:y2="2.8cm">
          <text:p/>
        </draw:line>
        <draw:frame draw:style-name="gr2" draw:text-style-name="P3" draw:layer="layout" svg:width="3cm" svg:height="0.565cm" svg:x="5.6cm" svg:y="2.335cm">
          <draw:text-box>
            <text:p text:style-name="P2"><text:span text:style-name="T2">uart_rx_if</text:span></text:p>
          </draw:text-box>
        </draw:frame>
        <draw:frame draw:style-name="gr2" draw:text-style-name="P3" draw:layer="layout" svg:width="3cm" svg:height="0.565cm" svg:x="5.4cm" svg:y="3.235cm">
          <draw:text-box>
            <text:p text:style-name="P2"><text:span text:style-name="T2">uart_control_if</text:span></text:p>
          </draw:text-box>
        </draw:frame>
        <draw:custom-shape draw:style-name="gr1" draw:text-style-name="P5" xml:id="id2" draw:id="id2" draw:layer="layout" svg:width="2cm" svg:height="2.1cm" svg:x="3cm" svg:y="2.6cm">
          <text:p text:style-name="P4"><text:span text:style-name="T3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2" draw:display-name="Hatching 2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1cm" svg:stroke-color="#000000" draw:marker-start-width="0.22cm" draw:marker-start-center="false" draw:marker-end-width="0.2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start-width="0.3cm" draw:marker-end="Arrow" draw:marker-end-width="0.2cm" draw:fill="none" draw:fill-gradient-name="Gradient_20_8" draw:fill-hatch-name="Hatching_20_2" draw:fill-image-name="Bitmape_20_1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e </meta:initial-creator>
    <meta:creation-date>2014-04-09T08:52:59.666012263</meta:creation-date>
    <dc:date>2015-03-20T08:27:20.910293400</dc:date>
    <dc:creator>David Lacey</dc:creator>
    <meta:editing-duration>PT1H31M6S</meta:editing-duration>
    <meta:editing-cycles>7</meta:editing-cycles>
    <meta:generator>LibreOffice/4.2.7.2$Linux_X86_64 LibreOffice_project/420m0$Build-2</meta:generator>
    <meta:document-statistic meta:object-count="10"/>
  </office:meta>
</office:document-meta>
</file>